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-color="#00a933" draw:textarea-horizontal-align="justify" draw:textarea-vertical-align="middle" draw:auto-grow-height="false" fo:min-height="2.15cm" fo:min-width="5.5cm"/>
    </style:style>
    <style:style style:name="gr2" style:family="graphic" style:parent-style-name="standard">
      <style:graphic-properties svg:stroke-width="0.01cm" svg:stroke-color="#ffffff" draw:marker-start-width="0.22cm" draw:marker-end-width="0.22cm" draw:fill-color="#ffffff" draw:textarea-horizontal-align="justify" draw:textarea-vertical-align="middle" draw:auto-grow-height="false" fo:min-height="0cm" fo:min-width="0.15cm" fo:padding-top="0.13cm" fo:padding-bottom="0.13cm" fo:padding-left="0.255cm" fo:padding-right="0.255cm"/>
    </style:style>
    <style:style style:name="gr3" style:family="graphic" style:parent-style-name="standard">
      <style:graphic-properties svg:stroke-color="#ffffff" draw:fill-color="#b2b2b2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1cm" svg:stroke-color="#ffffff" draw:marker-start-width="0.22cm" draw:marker-end-width="0.22cm" draw:fill-color="#00a933" draw:textarea-horizontal-align="justify" draw:textarea-vertical-align="middle" draw:auto-grow-height="false" fo:min-height="2.1cm" fo:min-width="0cm" fo:padding-top="0.13cm" fo:padding-bottom="0.13cm" fo:padding-left="0.255cm" fo:padding-right="0.255cm"/>
    </style:style>
    <style:style style:name="gr5" style:family="graphic" style:parent-style-name="standard">
      <style:graphic-properties svg:stroke-width="0.01cm" svg:stroke-color="#cccccc" draw:marker-start-width="0.22cm" draw:marker-end-width="0.22cm" draw:fill-color="#00000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1cm" svg:stroke-color="#ffffff" draw:marker-start-width="0.22cm" draw:marker-end-width="0.22cm" draw:fill-color="#00a933" draw:textarea-horizontal-align="justify" draw:textarea-vertical-align="middle" draw:auto-grow-height="false" fo:min-height="0cm" fo:min-width="1.44cm" fo:padding-top="0.13cm" fo:padding-bottom="0.13cm" fo:padding-left="0.255cm" fo:padding-right="0.25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0.6cm" fo:padding-top="0.05cm" fo:padding-bottom="0.05cm" fo:padding-left="0.05cm" fo:padding-right="0.05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7cm" fo:min-width="0.6cm" fo:padding-top="0.05cm" fo:padding-bottom="0.05cm" fo:padding-left="0.05cm" fo:padding-right="0.05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9cm" fo:min-width="0.4cm" fo:padding-top="0cm" fo:padding-bottom="0cm" fo:padding-left="0.05cm" fo:padding-right="0cm"/>
      <style:paragraph-properties style:writing-mode="lr-tb"/>
    </style:style>
    <style:style style:name="gr14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ffffff" draw:fill="none" draw:fill-color="#ff0000" fo:min-height="0.1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00a933"/>
      <style:paragraph-properties fo:text-align="center"/>
      <style:text-properties fo:color="#ffffff" fo:font-size="2pt" style:font-size-asian="18pt" style:font-size-complex="1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font-size="2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-color="#ffffff"/>
      <style:paragraph-properties fo:text-align="start">
        <style:tab-stops/>
      </style:paragraph-properties>
      <style:text-properties fo:font-size="2.5pt"/>
    </style:style>
    <style:style style:name="P10" style:family="paragraph">
      <style:paragraph-properties fo:text-align="start">
        <style:tab-stops/>
      </style:paragraph-properties>
      <style:text-properties fo:font-size="2.5pt" style:font-size-asian="18pt" style:font-size-complex="18pt"/>
    </style:style>
    <style:style style:name="P11" style:family="paragraph">
      <loext:graphic-properties draw:fill-color="#ffffff"/>
      <style:paragraph-properties fo:text-align="start">
        <style:tab-stops/>
      </style:paragraph-properties>
      <style:text-properties fo:font-size="2.5pt" style:font-size-asian="18pt" style:font-size-complex="18pt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margin-top="0cm" fo:margin-bottom="0cm" fo:text-align="start"/>
      <style:text-properties fo:font-size="3pt" style:font-size-asian="18pt" style:font-size-complex="18pt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="none" draw:fill-color="#ff0000"/>
      <style:paragraph-properties fo:text-align="center"/>
      <style:text-properties fo:color="#ffffff" fo:font-size="2pt" style:font-size-asian="18pt" style:font-size-complex="18pt"/>
    </style:style>
    <style:style style:name="T1" style:family="text">
      <style:text-properties fo:font-size="2pt" style:font-size-asian="18pt" style:font-size-complex="18pt"/>
    </style:style>
    <style:style style:name="T2" style:family="text">
      <style:text-properties fo:font-size="2.5pt" style:font-size-asian="18pt" style:font-size-complex="18pt"/>
    </style:style>
    <style:style style:name="T3" style:family="text">
      <style:text-properties fo:font-size="3pt"/>
    </style:style>
    <style:style style:name="T4" style:family="text">
      <style:text-properties fo:color="#ffffff" fo:font-size="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6cm" svg:height="2.4cm" svg:x="3.9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5cm" svg:height="0.15cm" svg:x="8.9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05cm" svg:height="0.05cm" svg:x="9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5cm" svg:height="0.05cm" svg:x="9.1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5cm" svg:height="0.05cm" svg:x="9.2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5cm" svg:height="0.05cm" svg:x="9.3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5cm" svg:height="0.05cm" svg:x="9.4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5cm" svg:height="0.05cm" svg:x="9.5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cm" svg:height="2.35cm" svg:x="9.75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05cm" svg:height="0.05cm" svg:x="9.8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9.8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7cm" svg:x="9.05cm" svg:y="7.65cm">
          <text:p text:style-name="P6"><text:span text:style-name="T1">PIC16F87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05cm" svg:height="0.05cm" svg:x="9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95cm" svg:height="0.15cm" svg:x="6.4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05cm" svg:height="0.05cm" svg:x="8.1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7.9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7.7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7.5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7.3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7.1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6.9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6.7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05cm" svg:height="0.05cm" svg:x="6.5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4cm" svg:height="0.4cm" svg:x="5.8cm" svg:y="9.1cm">
          <text:p text:style-name="P6"><text:span text:style-name="T1">nRF</text:span></text:p>
          <text:p text:style-name="P6"><text:span text:style-name="T1">90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cm" svg:height="0.3cm" svg:x="9.1cm" svg:y="9.5cm">
          <text:p text:style-name="P6"><text:span text:style-name="T1">LE33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7cm" svg:height="0.75cm" draw:transform="rotate (1.5707963267949) translate (8.9cm 7.5cm)">
          <text:p text:style-name="P8"><text:span text:style-name="T2">1 Vpp/MCLR</text:span></text:p>
          <text:p text:style-name="P8"><text:span text:style-name="T2">2 Vcc (+3.3V)</text:span></text:p>
          <text:p text:style-name="P8"><text:span text:style-name="T2">3 Gnd</text:span></text:p>
          <text:p text:style-name="P8"><text:span text:style-name="T2">4 PGD</text:span></text:p>
          <text:p text:style-name="P8"><text:span text:style-name="T2">5 PGC</text:span></text:p>
          <text:p text:style-name="P8"><text:span text:style-name="T2">6 n.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cm" svg:height="1.8cm" draw:transform="rotate (1.5707963267949) translate (6.45cm 7.5cm)">
          <text:p text:style-name="P10"><text:span text:style-name="T2">9 +12V</text:span></text:p>
          <text:p text:style-name="P10"><text:span text:style-name="T2"/></text:p>
          <text:p text:style-name="P10"><text:span text:style-name="T2">8 SPI_CLK</text:span></text:p>
          <text:p text:style-name="P10"><text:span text:style-name="T2"/></text:p>
          <text:p text:style-name="P10"><text:span text:style-name="T2">7 SPI_MOSI</text:span></text:p>
          <text:p text:style-name="P10"><text:span text:style-name="T2"/></text:p>
          <text:p text:style-name="P10"><text:span text:style-name="T2">6 TRX_EN</text:span></text:p>
          <text:p text:style-name="P10"><text:span text:style-name="T2"/></text:p>
          <text:p text:style-name="P10"><text:span text:style-name="T2">5 TX_EN</text:span></text:p>
          <text:p text:style-name="P10"><text:span text:style-name="T2"/></text:p>
          <text:p text:style-name="P10"><text:span text:style-name="T2">4 SPI_MISO</text:span></text:p>
          <text:p text:style-name="P10"><text:span text:style-name="T2"/></text:p>
          <text:p text:style-name="P10"><text:span text:style-name="T2">3 ?</text:span></text:p>
          <text:p text:style-name="P10"><text:span text:style-name="T2"/></text:p>
          <text:p text:style-name="P10"><text:span text:style-name="T2">2 Gnd</text:span></text:p>
          <text:p text:style-name="P10"><text:span text:style-name="T2"/></text:p>
          <text:p text:style-name="P10"><text:span text:style-name="T2">1 Vfan (0-10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0.9cm" svg:height="2.15cm" svg:x="9.9cm" svg:y="7.65cm">
          <text:p text:style-name="P12"><text:span text:style-name="T1">11 RB3/PGM</text:span><text:span text:style-name="T1"><text:line-break/></text:span><text:span text:style-name="T1"><text:line-break/></text:span><text:span text:style-name="T1">10 RB2</text:span></text:p>
          <text:p text:style-name="P13"><text:span text:style-name="T3"/></text:p>
          <text:p text:style-name="P13"><text:span text:style-name="T1">9 RB1</text:span></text:p>
          <text:p text:style-name="P13"><text:span text:style-name="T3"/></text:p>
          <text:p text:style-name="P13"><text:span text:style-name="T1">8 RB0/INT</text:span></text:p>
          <text:p text:style-name="P13"><text:span text:style-name="T3"/></text:p>
          <text:p text:style-name="P13"><text:span text:style-name="T1">7 RC7/RX/DT</text:span></text:p>
          <text:p text:style-name="P13"><text:span text:style-name="T3"/></text:p>
          <text:p text:style-name="P13"><text:span text:style-name="T1">6 RC6/TX/CK</text:span></text:p>
          <text:p text:style-name="P13"><text:span text:style-name="T3"/></text:p>
          <text:p text:style-name="P13"><text:span text:style-name="T1">5 RC5</text:span></text:p>
          <text:p text:style-name="P13"><text:span text:style-name="T3"/></text:p>
          <text:p text:style-name="P13"><text:span text:style-name="T1">4 RC4</text:span></text:p>
          <text:p text:style-name="P13"><text:span text:style-name="T3"/></text:p>
          <text:p text:style-name="P13"><text:span text:style-name="T1">3 Vfan (0-10V)</text:span></text:p>
          <text:p text:style-name="P13"><text:span text:style-name="T3"/></text:p>
          <text:p text:style-name="P13"><text:span text:style-name="T1">2 Gnd</text:span></text:p>
          <text:p text:style-name="P13"><text:span text:style-name="T3"/></text:p>
          <text:p text:style-name="P13"><text:span text:style-name="T1">1 +12V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05cm" svg:height="0.05cm" svg:x="9.43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05cm" svg:height="0.05cm" svg:x="6.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1cm" svg:height="0.05cm" svg:x="6.7cm" svg:y="8.7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0.7cm" svg:height="0.1cm" svg:x="6.6cm" svg:y="8.6cm">
          <draw:text-box>
            <text:p text:style-name="P6"><text:span text:style-name="T4"><text:s/></text:span><text:span text:style-name="T4">D1 Carrier Detect</text:span></text:p>
          </draw:text-box>
        </draw:frame>
        <draw:custom-shape draw:style-name="gr10" draw:text-style-name="P7" draw:layer="layout" svg:width="0.2cm" svg:height="0.3cm" svg:x="9.4cm" svg:y="8.4cm">
          <text:p text:style-name="P6"><text:span text:style-name="T1">LM</text:span></text:p>
          <text:p text:style-name="P6"><text:span text:style-name="T1">730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5T12:03:04.927530331</meta:creation-date>
    <meta:editing-cycles>2</meta:editing-cycles>
    <meta:editing-duration>P12DT3H10M55S</meta:editing-duration>
    <dc:date>2020-04-06T18:07:37.359641877</dc:date>
    <meta:generator>LibreOffice/6.3.5.2$Linux_X86_64 LibreOffice_project/30$Build-2</meta:generator>
    <meta:document-statistic meta:object-count="42"/>
  </office:meta>
</office:document-meta>
</file>